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18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1.47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8.833cm" fo:min-width="0cm"/>
    </style:style>
    <style:style style:name="gr7" style:family="graphic" style:parent-style-name="objectwithoutfill">
      <style:graphic-properties draw:stroke="dash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8.47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476cm" fo:min-width="1.5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2.6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3.395cm"/>
    </style:style>
    <style:style style:name="gr12" style:family="graphic" style:parent-style-name="objectwithoutfill">
      <style:graphic-properties draw:stroke="dash" svg:stroke-color="#000000" draw:fill="none" draw:fill-color="#ffffff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7.98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3.4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3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9cm" fo:min-width="3.4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9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3.04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6.29cm" fo:min-width="0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476cm" fo:min-width="1.56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1.58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1.8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3.53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style:font-name-complex="Times New Roman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89cm" svg:height="0.606cm" svg:x="5.054cm" svg:y="8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439cm" svg:y1="8.79cm" svg:x2="5.468cm" svg:y2="9.638cm">
          <text:p/>
        </draw:line>
        <draw:line draw:style-name="gr2" draw:text-style-name="P2" draw:layer="layout" svg:x1="5.881cm" svg:y1="9.032cm" svg:x2="4.918cm" svg:y2="9.033cm">
          <text:p/>
        </draw:line>
        <draw:line draw:style-name="gr2" draw:text-style-name="P2" draw:layer="layout" svg:x1="5.468cm" svg:y1="9.637cm" svg:x2="5.055cm" svg:y2="10.243cm">
          <text:p/>
        </draw:line>
        <draw:line draw:style-name="gr2" draw:text-style-name="P2" draw:layer="layout" svg:x1="5.468cm" svg:y1="9.638cm" svg:x2="5.881cm" svg:y2="10.243cm">
          <text:p/>
        </draw:line>
        <draw:frame draw:style-name="gr3" draw:text-style-name="P3" draw:layer="layout" svg:width="1.972cm" svg:height="0.66cm" svg:x="4.429cm" svg:y="10.121cm">
          <draw:text-box>
            <text:p><text:span text:style-name="T1"><text:s text:c="4"/></text:span><text:span text:style-name="T1">Admin</text:span></text:p>
          </draw:text-box>
        </draw:frame>
        <draw:line draw:style-name="gr4" draw:text-style-name="P2" draw:layer="layout" svg:x1="5.606cm" svg:y1="11.938cm" svg:x2="10.149cm" svg:y2="11.938cm">
          <text:p/>
        </draw:line>
        <draw:line draw:style-name="gr5" draw:text-style-name="P2" draw:layer="layout" svg:x1="10.149cm" svg:y1="13.997cm" svg:x2="5.606cm" svg:y2="13.997cm">
          <text:p/>
        </draw:line>
        <draw:custom-shape draw:style-name="gr6" draw:text-style-name="P1" draw:layer="layout" svg:width="0.276cm" svg:height="9.083cm" svg:x="5.33cm" svg:y="11.09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468cm" svg:y1="11.09cm" svg:x2="5.468cm" svg:y2="10.606cm">
          <text:p/>
        </draw:line>
        <draw:line draw:style-name="gr7" draw:text-style-name="P2" draw:layer="layout" svg:x1="5.468cm" svg:y1="21.264cm" svg:x2="5.468cm" svg:y2="20.174cm">
          <text:p/>
        </draw:line>
        <draw:custom-shape draw:style-name="gr8" draw:text-style-name="P1" draw:layer="layout" svg:width="0.277cm" svg:height="8.72cm" svg:x="10.148cm" svg:y="11.33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287cm" svg:y1="21.143cm" svg:x2="10.287cm" svg:y2="20.053cm">
          <text:p/>
        </draw:line>
        <draw:custom-shape draw:style-name="gr9" draw:text-style-name="P1" draw:layer="layout" svg:width="2.064cm" svg:height="0.726cm" svg:x="9.186cm" svg:y="10.001cm">
          <text:p text:style-name="P4"><text:span text:style-name="T1">Homepage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287cm" svg:y1="11.333cm" svg:x2="10.287cm" svg:y2="10.727cm">
          <text:p/>
        </draw:line>
        <draw:frame draw:style-name="gr10" draw:text-style-name="P3" draw:layer="layout" svg:width="3.195cm" svg:height="0.659cm" svg:x="6.157cm" svg:y="11.333cm">
          <draw:text-box>
            <text:p><text:span text:style-name="T1">Click on edit</text:span></text:p>
          </draw:text-box>
        </draw:frame>
        <draw:frame draw:style-name="gr11" draw:text-style-name="P3" draw:layer="layout" svg:width="3.895cm" svg:height="0.659cm" svg:x="6.122cm" svg:y="13.39cm">
          <draw:text-box>
            <text:p><text:span text:style-name="T1">Display edit field</text:span></text:p>
          </draw:text-box>
        </draw:frame>
        <draw:custom-shape draw:style-name="gr9" draw:text-style-name="P1" draw:layer="layout" svg:width="2.064cm" svg:height="0.726cm" svg:x="13.178cm" svg:y="10.001cm">
          <text:p text:style-name="P4"><text:span text:style-name="T1">Web API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4.142cm" svg:y1="11.817cm" svg:x2="14.142cm" svg:y2="10.727cm">
          <text:p/>
        </draw:line>
        <draw:custom-shape draw:style-name="gr13" draw:text-style-name="P1" draw:layer="layout" svg:width="0.276cm" svg:height="8.235cm" svg:x="14.004cm" svg:y="11.8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4.142cm" svg:y1="21.022cm" svg:x2="14.142cm" svg:y2="20.053cm">
          <text:p/>
        </draw:line>
        <draw:line draw:style-name="gr4" draw:text-style-name="P2" draw:layer="layout" svg:x1="10.425cm" svg:y1="12.423cm" svg:x2="14.005cm" svg:y2="12.423cm">
          <text:p/>
        </draw:line>
        <draw:frame draw:style-name="gr14" draw:text-style-name="P3" draw:layer="layout" svg:width="3.962cm" svg:height="0.66cm" svg:x="10.288cm" svg:y="11.696cm">
          <draw:text-box>
            <text:p><text:span text:style-name="T1">Request edit page</text:span></text:p>
          </draw:text-box>
        </draw:frame>
        <draw:line draw:style-name="gr5" draw:text-style-name="P2" draw:layer="layout" svg:x1="14.005cm" svg:y1="13.392cm" svg:x2="10.425cm" svg:y2="13.392cm">
          <text:p/>
        </draw:line>
        <draw:frame draw:style-name="gr15" draw:text-style-name="P3" draw:layer="layout" svg:width="3.767cm" svg:height="0.659cm" svg:x="10.425cm" svg:y="12.781cm">
          <draw:text-box>
            <text:p><text:span text:style-name="T1">Return edit page</text:span></text:p>
          </draw:text-box>
        </draw:frame>
        <draw:line draw:style-name="gr4" draw:text-style-name="P2" draw:layer="layout" svg:x1="5.606cm" svg:y1="15.208cm" svg:x2="10.149cm" svg:y2="15.208cm">
          <text:p/>
        </draw:line>
        <draw:frame draw:style-name="gr16" draw:text-style-name="P3" draw:layer="layout" svg:width="3.925cm" svg:height="1.059cm" svg:x="5.711cm" svg:y="14.236cm">
          <draw:text-box>
            <text:p><text:span text:style-name="T1">Enter edit detail and </text:span></text:p>
            <text:p><text:span text:style-name="T1">click submit</text:span></text:p>
          </draw:text-box>
        </draw:frame>
        <draw:frame draw:style-name="gr17" draw:text-style-name="P3" draw:layer="layout" svg:width="3.408cm" svg:height="1.06cm" svg:x="10.642cm" svg:y="14.833cm">
          <draw:text-box>
            <text:p><text:span text:style-name="T1">Check validity of </text:span></text:p>
            <text:p><text:span text:style-name="T1">edit fields</text:span></text:p>
          </draw:text-box>
        </draw:frame>
        <draw:line draw:style-name="gr4" draw:text-style-name="P2" draw:layer="layout" svg:x1="10.425cm" svg:y1="15.814cm" svg:x2="14.005cm" svg:y2="15.814cm">
          <text:p/>
        </draw:line>
        <draw:frame draw:style-name="gr18" draw:text-style-name="P3" draw:layer="layout" svg:width="3.545cm" svg:height="1.06cm" svg:x="10.525cm" svg:y="16.013cm">
          <draw:text-box>
            <text:p><text:span text:style-name="T1">Redirect back with</text:span></text:p>
            <text:p><text:span text:style-name="T1">errors</text:span></text:p>
          </draw:text-box>
        </draw:frame>
        <draw:line draw:style-name="gr5" draw:text-style-name="P2" draw:layer="layout" svg:x1="14.005cm" svg:y1="17.146cm" svg:x2="10.425cm" svg:y2="17.146cm">
          <text:p/>
        </draw:line>
        <draw:line draw:style-name="gr12" draw:text-style-name="P5" draw:layer="layout" svg:x1="17.446cm" svg:y1="13.513cm" svg:x2="17.446cm" svg:y2="10.727cm">
          <text:p/>
        </draw:line>
        <draw:custom-shape draw:style-name="gr19" draw:text-style-name="P1" draw:layer="layout" svg:width="0.276cm" svg:height="6.54cm" svg:x="17.308cm" svg:y="13.513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7.446cm" svg:y1="21.022cm" svg:x2="17.446cm" svg:y2="20.053cm">
          <text:p/>
        </draw:line>
        <draw:custom-shape draw:style-name="gr20" draw:text-style-name="P1" draw:layer="layout" svg:width="2.065cm" svg:height="0.726cm" svg:x="16.207cm" svg:y="10.001cm">
          <text:p text:style-name="P4"><text:span text:style-name="T1">Database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279cm" svg:y1="17.752cm" svg:x2="17.308cm" svg:y2="17.752cm">
          <text:p/>
        </draw:line>
        <draw:frame draw:style-name="gr21" draw:text-style-name="P3" draw:layer="layout" svg:width="2.086cm" svg:height="0.66cm" svg:x="14.737cm" svg:y="17.02cm">
          <draw:text-box>
            <text:p><text:span text:style-name="T1">Save entry</text:span></text:p>
          </draw:text-box>
        </draw:frame>
        <draw:frame draw:style-name="gr22" draw:text-style-name="P3" draw:layer="layout" svg:width="2.305cm" svg:height="0.659cm" svg:x="14.692cm" svg:y="17.994cm">
          <draw:text-box>
            <text:p><text:span text:style-name="T1">Entry saved</text:span></text:p>
          </draw:text-box>
        </draw:frame>
        <draw:line draw:style-name="gr5" draw:text-style-name="P2" draw:layer="layout" svg:x1="17.17cm" svg:y1="18.605cm" svg:x2="14.279cm" svg:y2="18.6cm">
          <text:p/>
        </draw:line>
        <draw:frame draw:style-name="gr23" draw:text-style-name="P3" draw:layer="layout" svg:width="4.033cm" svg:height="0.66cm" svg:x="10.37cm" svg:y="18.357cm">
          <draw:text-box>
            <text:p><text:span text:style-name="T1">Show success message</text:span></text:p>
          </draw:text-box>
        </draw:frame>
        <draw:line draw:style-name="gr5" draw:text-style-name="P2" draw:layer="layout" svg:x1="14.006cm" svg:y1="17.146cm" svg:x2="10.426cm" svg:y2="17.146cm">
          <text:p/>
        </draw:line>
        <draw:line draw:style-name="gr5" draw:text-style-name="P2" draw:layer="layout" svg:x1="14.005cm" svg:y1="19.084cm" svg:x2="10.425cm" svg:y2="19.084cm">
          <text:p/>
        </draw:line>
        <draw:line draw:style-name="gr5" draw:text-style-name="P2" draw:layer="layout" svg:x1="10.149cm" svg:y1="19.811cm" svg:x2="5.606cm" svg:y2="19.8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ashed_20__28_var_29_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fo:font-weight="bold" style:font-weight-asian="bold" style:font-weight-complex="bold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  <style:text-properties fo:font-weight="bold" style:font-weight-asian="bold" style:font-weight-complex="bold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  <style:text-properties fo:font-weight="normal" style:font-weight-asian="normal" style:font-weight-complex="normal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font-weight="bold" style:font-weight-asian="bold" style:font-weight-complex="bold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2z0" style:family="graphic">
      <style:paragraph-properties style:text-autospace="none"/>
      <style:text-properties fo:font-size="13pt" style:font-size-asian="13pt" style:font-size-complex="13pt"/>
    </style:style>
    <style:style style:name="WW8Num1z0" style:family="graphic">
      <style:paragraph-properties style:text-autospace="none"/>
      <style:text-properties fo:font-weight="bold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letext" style:family="graphic">
      <style:paragraph-properties fo:margin-top="0.871cm" fo:margin-bottom="0.87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2" style:font-family-asian="'Lucida Sans'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Lucida Sans2" style:font-family-asian="'Lucida Sans'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2" style:font-family-asian="'Lucida Sans'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Contents_20_1" style:display-name="Contents 1" style:family="graphic">
      <style:paragraph-properties fo:margin-top="0.374cm" fo:margin-bottom="0.374cm" fo:text-align="center" style:text-autospace="none">
        <style:tab-stops>
          <style:tab-stop style:position="26.85cm" style:type="right" style:leader-style="dotted" style:leader-text="."/>
        </style:tab-stops>
      </style:paragraph-properties>
      <style:text-properties fo:text-transform="uppercase" fo:color="#000000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4pt" style:font-weight-asian="bold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</office:styles>
  <office:automatic-styles>
    <style:page-layout style:name="PM0">
      <style:page-layout-properties fo:margin-top="0.055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1:51:27.556114364</meta:creation-date>
    <dc:date>2019-05-06T15:59:38.958073050</dc:date>
    <meta:editing-duration>PT4H45M17S</meta:editing-duration>
    <meta:editing-cycles>29</meta:editing-cycles>
    <meta:generator>LibreOffice/6.2.2.2$Linux_X86_64 LibreOffice_project/20$Build-2</meta:generator>
    <meta:document-statistic meta:object-count="43"/>
  </office:meta>
</office:document-meta>
</file>